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8mm"/>
    </style:style>
    <style:style style:name="co3" style:family="table-column">
      <style:table-column-properties fo:break-before="auto" style:column-width="36.14mm"/>
    </style:style>
    <style:style style:name="co4" style:family="table-column">
      <style:table-column-properties fo:break-before="auto" style:column-width="6.17mm"/>
    </style:style>
    <style:style style:name="co5" style:family="table-column">
      <style:table-column-properties fo:break-before="auto" style:column-width="49.02mm"/>
    </style:style>
    <style:style style:name="co6" style:family="table-column">
      <style:table-column-properties fo:break-before="auto" style:column-width="61.56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118.2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4">
      <style:text-properties style:text-position=""/>
    </style:style>
    <style:style style:name="ce6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style:vertical-align="top"/>
    </style:style>
    <style:style style:name="ce20" style:family="table-cell" style:parent-style-name="Default" style:data-style-name="N104">
      <style:table-cell-properties fo:wrap-option="wrap" style:vertical-align="top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xpenditure" table:style-name="ta1" table:print="false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Expenditure so far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4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6" office:value-type="string">
            <text:p>Amount</text:p>
          </table:table-cell>
          <table:table-cell table:style-name="ce1"/>
          <table:table-cell table:style-name="ce1" office:value-type="string">
            <text:p>By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date" office:date-value="2016-05-16">
            <text:p>16/05/16</text:p>
          </table:table-cell>
          <table:table-cell office:value-type="string">
            <text:p>1.8” TFT </text:p>
          </table:table-cell>
          <table:table-cell office:value-type="float" office:value="1">
            <text:p>1</text:p>
          </table:table-cell>
          <table:table-cell office:value-type="currency" office:currency="GBP" office:value="2.6">
            <text:p>£2.60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09-26">
            <text:p>26/09/16</text:p>
          </table:table-cell>
          <table:table-cell office:value-type="string">
            <text:p>Jumper cables</text:p>
          </table:table-cell>
          <table:table-cell office:value-type="float" office:value="20">
            <text:p>20</text:p>
          </table:table-cell>
          <table:table-cell office:value-type="currency" office:currency="GBP" office:value="3.5">
            <text:p>£3.50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09-26">
            <text:p>26/09/16</text:p>
          </table:table-cell>
          <table:table-cell office:value-type="string">
            <text:p>HC-SR04</text:p>
          </table:table-cell>
          <table:table-cell office:value-type="float" office:value="3">
            <text:p>3</text:p>
          </table:table-cell>
          <table:table-cell office:value-type="currency" office:currency="GBP" office:value="4.38">
            <text:p>£4.38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09-27">
            <text:p>27/09/16</text:p>
          </table:table-cell>
          <table:table-cell office:value-type="string">
            <text:p>9DOF 9 axis breakout board i2c</text:p>
          </table:table-cell>
          <table:table-cell office:value-type="float" office:value="2">
            <text:p>2</text:p>
          </table:table-cell>
          <table:table-cell office:value-type="currency" office:currency="GBP" office:value="16.58">
            <text:p>£16.58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0-06">
            <text:p>06/10/16</text:p>
          </table:table-cell>
          <table:table-cell office:value-type="string">
            <text:p>Raspberry Pi 3</text:p>
          </table:table-cell>
          <table:table-cell office:value-type="float" office:value="4">
            <text:p>4</text:p>
          </table:table-cell>
          <table:table-cell office:value-type="currency" office:currency="GBP" office:value="122.5">
            <text:p>£122.50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0-08">
            <text:p>08/10/16</text:p>
          </table:table-cell>
          <table:table-cell office:value-type="string">
            <text:p>SanDisk 16GB</text:p>
          </table:table-cell>
          <table:table-cell office:value-type="float" office:value="5">
            <text:p>5</text:p>
          </table:table-cell>
          <table:table-cell office:value-type="currency" office:currency="GBP" office:value="22.45">
            <text:p>£22.45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0-28">
            <text:p>28/10/16</text:p>
          </table:table-cell>
          <table:table-cell office:value-type="string">
            <text:p>N20 6V 150RPM Motors</text:p>
          </table:table-cell>
          <table:table-cell office:value-type="float" office:value="4">
            <text:p>4</text:p>
          </table:table-cell>
          <table:table-cell office:value-type="currency" office:currency="GBP" office:value="9.88">
            <text:p>£9.88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0-28">
            <text:p>28/10/16</text:p>
          </table:table-cell>
          <table:table-cell office:value-type="string">
            <text:p>10A Brushed ESC </text:p>
          </table:table-cell>
          <table:table-cell office:value-type="float" office:value="4">
            <text:p>4</text:p>
          </table:table-cell>
          <table:table-cell office:value-type="currency" office:currency="GBP" office:value="19.32">
            <text:p>£19.32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0-29">
            <text:p>29/10/16</text:p>
          </table:table-cell>
          <table:table-cell office:value-type="string">
            <text:p>N20 6V 300RPM Motors</text:p>
          </table:table-cell>
          <table:table-cell office:value-type="float" office:value="4">
            <text:p>4</text:p>
          </table:table-cell>
          <table:table-cell office:value-type="currency" office:currency="GBP" office:value="9.88">
            <text:p>£9.88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1-01">
            <text:p>01/11/16</text:p>
          </table:table-cell>
          <table:table-cell office:value-type="string">
            <text:p>HKS-96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1-01">
            <text:p>01/11/16</text:p>
          </table:table-cell>
          <table:table-cell office:value-type="string">
            <text:p>Rhino 2150mAh 25C batter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1-01">
            <text:p>01/11/16</text:p>
          </table:table-cell>
          <table:table-cell office:value-type="string">
            <text:p>XT60 to HXT connect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1-01">
            <text:p>01/11/16</text:p>
          </table:table-cell>
          <table:table-cell office:value-type="string">
            <text:p>Male XT60 to female T connecto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1-01">
            <text:p>01/11/16</text:p>
          </table:table-cell>
          <table:table-cell office:value-type="string">
            <text:p>Boom Stopper (fuse)</text:p>
          </table:table-cell>
          <table:table-cell office:value-type="float" office:value="3">
            <text:p>3</text:p>
          </table:table-cell>
          <table:table-cell office:value-type="currency" office:currency="GBP" office:value="47.97">
            <text:p>£47.97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1-15">
            <text:p>15/11/16</text:p>
          </table:table-cell>
          <table:table-cell office:value-type="string">
            <text:p>20 pairs JST connectors</text:p>
          </table:table-cell>
          <table:table-cell office:value-type="float" office:value="20">
            <text:p>20</text:p>
          </table:table-cell>
          <table:table-cell office:value-type="currency" office:currency="GBP" office:value="9.5">
            <text:p>£9.50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1-23">
            <text:p>23/11/16</text:p>
          </table:table-cell>
          <table:table-cell office:value-type="string">
            <text:p>N20 6V 300RPM Motors</text:p>
          </table:table-cell>
          <table:table-cell office:value-type="float" office:value="4">
            <text:p>4</text:p>
          </table:table-cell>
          <table:table-cell office:value-type="currency" office:currency="GBP" office:value="9.88">
            <text:p>£9.88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date" office:date-value="2016-11-28">
            <text:p>28/11/16</text:p>
          </table:table-cell>
          <table:table-cell office:value-type="string">
            <text:p>N20 6V 300RPM Motors</text:p>
          </table:table-cell>
          <table:table-cell office:value-type="float" office:value="4">
            <text:p>4</text:p>
          </table:table-cell>
          <table:table-cell office:value-type="currency" office:currency="GBP" office:value="9.88">
            <text:p>£9.88</text:p>
          </table:table-cell>
          <table:table-cell/>
          <table:table-cell office:value-type="string">
            <text:p>Creative Sphe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Total so far:</text:p>
          </table:table-cell>
          <table:table-cell table:style-name="ce6" table:formula="of:=SUM([.E8:.E26])" office:value-type="currency" office:currency="GBP" office:value="288.32">
            <text:p>£288.3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Still Needed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HKS-9650</text:p>
          </table:table-cell>
          <table:table-cell office:value-type="float" office:value="8">
            <text:p>8</text:p>
          </table:table-cell>
          <table:table-cell office:value-type="currency" office:currency="GBP" office:value="35.04">
            <text:p>£35.04</text:p>
          </table:table-cell>
          <table:table-cell/>
          <table:table-cell office:value-type="string">
            <text:p>BP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Pi Camera</text:p>
          </table:table-cell>
          <table:table-cell office:value-type="float" office:value="3">
            <text:p>3</text:p>
          </table:table-cell>
          <table:table-cell office:value-type="currency" office:currency="GBP" office:value="60">
            <text:p>£60.00</text:p>
          </table:table-cell>
          <table:table-cell/>
          <table:table-cell office:value-type="string">
            <text:p>BP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10A Brushed ESC </text:p>
          </table:table-cell>
          <table:table-cell office:value-type="float" office:value="8">
            <text:p>8</text:p>
          </table:table-cell>
          <table:table-cell office:value-type="currency" office:currency="GBP" office:value="38.64">
            <text:p>£38.64</text:p>
          </table:table-cell>
          <table:table-cell/>
          <table:table-cell office:value-type="string">
            <text:p>Ed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9DOF 9 axis breakout board i2c</text:p>
          </table:table-cell>
          <table:table-cell office:value-type="float" office:value="2">
            <text:p>2</text:p>
          </table:table-cell>
          <table:table-cell office:value-type="currency" office:currency="GBP" office:value="16.58">
            <text:p>£16.58</text:p>
          </table:table-cell>
          <table:table-cell/>
          <table:table-cell office:value-type="string">
            <text:p>Ed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hino 2150mAh 25C battery</text:p>
          </table:table-cell>
          <table:table-cell office:value-type="float" office:value="2">
            <text:p>2</text:p>
          </table:table-cell>
          <table:table-cell office:value-type="currency" office:currency="GBP" office:value="15">
            <text:p>£15.00</text:p>
          </table:table-cell>
          <table:table-cell/>
          <table:table-cell office:value-type="string">
            <text:p>Ed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Total still needed:</text:p>
          </table:table-cell>
          <table:table-cell table:style-name="ce6" table:formula="of:=SUM([.E32:.E37])" office:value-type="currency" office:currency="GBP" office:value="165.26">
            <text:p>£165.26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Total:</text:p>
          </table:table-cell>
          <table:table-cell table:style-name="ce6" table:formula="of:=[.E27]+[.E38]" office:value-type="currency" office:currency="GBP" office:value="453.58">
            <text:p>£453.58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 table:print="false">
        <table:table-column table:style-name="co1" table:number-columns-repeated="2" table:default-cell-style-name="Default"/>
        <table:table-column table:style-name="co6" table:default-cell-style-name="ce9"/>
        <table:table-column table:style-name="co1" table:default-cell-style-name="Default"/>
        <table:table-column table:style-name="co7" table:default-cell-style-name="Default"/>
        <table:table-column table:style-name="co1" table:default-cell-style-name="ce11"/>
        <table:table-column table:style-name="co8" table:default-cell-style-name="Default"/>
        <table:table-column table:style-name="co9" table:default-cell-style-name="ce9"/>
        <table:table-column table:style-name="co1" table:number-columns-repeated="1015" table:default-cell-style-name="Default"/>
        <table:table-column table:style-name="co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>
            <text:p>Bill of materia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Description</text:p>
          </table:table-cell>
          <table:table-cell table:style-name="ce17" office:value-type="string" calcext:value-type="string">
            <text:p>Qty</text:p>
          </table:table-cell>
          <table:table-cell table:style-name="ce17"/>
          <table:table-cell table:style-name="ce18" office:value-type="string" calcext:value-type="string">
            <text:p>Cost</text:p>
          </table:table-cell>
          <table:table-cell table:style-name="ce17"/>
          <table:table-cell table:style-name="ce15" office:value-type="string" calcext:value-type="string">
            <text:p>Link</text:p>
          </table:table-cell>
          <table:table-cell table:style-name="ce7" table:number-columns-repeated="1015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spberry Pi 3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30" calcext:value-type="currency">
            <text:p>£30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anDisk 16GB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4.49" calcext:value-type="currency">
            <text:p>£4.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KS-9650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17.52" calcext:value-type="currency">
            <text:p>£17.52</text:p>
          </table:table-cell>
          <table:table-cell/>
          <table:table-cell office:value-type="string" calcext:value-type="string">
            <text:p>https://hobbyking.com/en_us/hks-9650-high-speed-servo-2-3kg-25g-0-08sec.htm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A Brushed ESC <text:span text:style-name="T1">(no brakes)</text:span>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19.32" calcext:value-type="currency">
            <text:p>£19.32</text:p>
          </table:table-cell>
          <table:table-cell/>
          <table:table-cell office:value-type="string" calcext:value-type="string">
            <text:p>http://www.ebay.co.uk/itm/272384895388?_trksid=p2057872.m2749.l2649&amp;ssPageName=STRK%3AMEBIDX%3AIT</text:p>
          </table:table-cell>
          <table:table-cell table:number-columns-repeated="1016"/>
        </table:table-row>
        <table:table-row table:style-name="ro2">
          <table:table-cell table:style-name="ce13" table:number-columns-repeated="2"/>
          <table:table-cell table:style-name="ce16" office:value-type="string" calcext:value-type="string">
            <text:p>N20 6V 300RPM Motors (or alternative same size N20 motor)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9" office:value-type="currency" office:currency="GBP" office:value="9.88" calcext:value-type="currency">
            <text:p>£9.88</text:p>
          </table:table-cell>
          <table:table-cell table:style-name="ce13"/>
          <table:table-cell table:style-name="ce21" office:value-type="string" calcext:value-type="string">
            <text:p>http://www.ebay.co.uk/itm/172159565827?_trksid=p2057872.m2749.l2649&amp;var=470995944409&amp;ssPageName=STRK%3AMEBIDX%3AIT</text:p>
          </table:table-cell>
          <table:table-cell table:style-name="ce13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hino 2150mAh 25C battery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7.5" calcext:value-type="currency">
            <text:p>£7.50</text:p>
          </table:table-cell>
          <table:table-cell/>
          <table:table-cell office:value-type="string" calcext:value-type="string">
            <text:p>https://hobbyking.com/en_us/rhino-2150mah-2s1p-20c-lipoly-pack.htm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oom Stopper (fuse)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3.01" calcext:value-type="currency">
            <text:p>£3.01</text:p>
          </table:table-cell>
          <table:table-cell/>
          <table:table-cell office:value-type="string" calcext:value-type="string">
            <text:p>https://hobbyking.com/en_us/boom-stopper.htm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C-2-DC conver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" calcext:value-type="currency">
            <text:p>£1.00</text:p>
          </table:table-cell>
          <table:table-cell/>
          <table:table-cell office:value-type="string" calcext:value-type="string">
            <text:p>http://www.ebay.co.uk/itm/LM2596S-LM2596-Step-Down-Power-Supply-DC-DC-Voltage-Regulator-Arduino-UK-C515-/162035377369?hash=item25ba0fa4d9:g:aKYAAOSwVFlUGUM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icro USB cable <text:span text:style-name="T1">(to be sacrificed!)</text:span>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" calcext:value-type="currency">
            <text:p>£1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14" table:number-columns-repeated="2"/>
          <table:table-cell table:style-name="ce16" office:value-type="string" calcext:value-type="string">
            <text:p>9DOF 9 axis breakout board i2c <text:span text:style-name="T1">(see MPU9250)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0" office:value-type="currency" office:currency="GBP" office:value="10" calcext:value-type="currency">
            <text:p>£10.00</text:p>
          </table:table-cell>
          <table:table-cell table:style-name="ce14"/>
          <table:table-cell table:style-name="ce16" office:value-type="string" calcext:value-type="string">
            <text:p>http://www.ebay.co.uk/itm/MPU9250-MPU-9250-9DOF-9Axis-Altitude-Acceleration-Magnetometer-Gyro-Module-TE572-/311751459690?hash=item4895d5c36a:g:0pAAAOSwEzxYOfT1</text:p>
          </table:table-cell>
          <table:table-cell table:style-name="ce14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PU9250 (better alternative to 9DOF)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5" calcext:value-type="currency">
            <text:p>£5.00</text:p>
          </table:table-cell>
          <table:table-cell/>
          <table:table-cell office:value-type="string" calcext:value-type="string">
            <text:p>https://www.ebay.co.uk/itm/Profession-MPU-9250-GY-9250-9-Axes-Sensor-Module-Attitude-Sensor-Module-FD/282722994748?hash=item41d39a8a3c:g:knUAAOSwx2dYJDZ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C-SR04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GBP" office:value="4.38" calcext:value-type="currency">
            <text:p>£4.38</text:p>
          </table:table-cell>
          <table:table-cell/>
          <table:table-cell office:value-type="string" calcext:value-type="string">
            <text:p>http://www.ebay.co.uk/itm/HC-SR04-Ultrasonic-Sensor-Module-Detector-Ranging-Module-SR04-arduino-pi-pic-/131478278796?hash=item1e9cb7528c:g:yB8AAMXQydtTMCl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L53L0X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2" calcext:value-type="currency">
            <text:p>£12.00</text:p>
          </table:table-cell>
          <table:table-cell/>
          <table:table-cell office:value-type="string" calcext:value-type="string">
            <text:p>https://www.ebay.co.uk/itm/IC-CJ-VL53L0X-Time-of-Flight-ToF-Ranging-Sensor-940nm-Laser-Distance-Module-UK-/122894005698?hash=item1c9d0db5c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Pi Cam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20" calcext:value-type="currency">
            <text:p>£20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&amp;P</text:p>
          </table:table-cell>
          <table:table-cell table:number-columns-repeated="2"/>
          <table:table-cell office:value-type="currency" office:currency="GBP" office:value="15" calcext:value-type="currency">
            <text:p>£15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3D filament</text:p>
          </table:table-cell>
          <table:table-cell table:number-columns-repeated="2"/>
          <table:table-cell office:value-type="currency" office:currency="GBP" office:value="15" calcext:value-type="currency">
            <text:p>£15.00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>
            <text:p>Total:</text:p>
          </table:table-cell>
          <table:table-cell/>
          <table:table-cell table:style-name="ce12" table:formula="of:=SUM([.F7:.F30])" office:value-type="currency" office:currency="GBP" office:value="175.1" calcext:value-type="currency">
            <text:p>£175.10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4:41:57.198230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25:28</meta:creation-date>
    <dc:date>2018-01-19T14:50:33.373775541</dc:date>
    <meta:editing-duration>PT5H25M32S</meta:editing-duration>
    <meta:editing-cycles>13</meta:editing-cycles>
    <meta:generator>NeoOffice/3.2017.5_Professional_Edition$MacOSX_X86_64 NeoOffice_project/0</meta:generator>
    <meta:document-statistic meta:table-count="2" meta:cell-count="177" meta:object-count="0"/>
  </office:meta>
</office:document-meta>
</file>